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8" calcext:value-type="float">
            <text:p>28</text:p>
          </table:table-cell>
          <table:table-cell table:formula="of:=[.E10]*[.I10]" office:value-type="float" office:value="96" calcext:value-type="float">
            <text:p>96</text:p>
          </table:table-cell>
          <table:table-cell table:formula="of:=[.E10]*[.J10]" office:value-type="float" office:value="112" calcext:value-type="float">
            <text:p>112</text:p>
          </table:table-cell>
          <table:table-cell table:formula="of:=ROUND(([.I10]+[.J10])/2;1)" office:value-type="float" office:value="26" calcext:value-type="float">
            <text:p>26</text:p>
          </table:table-cell>
          <table:table-cell table:formula="of:=[.E10]*[.M10]"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I26]" office:value-type="float" office:value="89.6" calcext:value-type="float">
            <text:p>89,6</text:p>
          </table:table-cell>
          <table:table-cell table:formula="of:=[.E26]*[.J26]" office:value-type="float" office:value="94.4" calcext:value-type="float">
            <text:p>94,4</text:p>
          </table:table-cell>
          <table:table-cell table:formula="of:=ROUND(([.I26]+[.J26])/2;1)" office:value-type="float" office:value="23" calcext:value-type="float">
            <text:p>23</text:p>
          </table:table-cell>
          <table:table-cell table:formula="of:=[.E26]*[.M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2.5" calcext:value-type="float">
            <text:p>12,5</text:p>
          </table:table-cell>
          <table:table-cell table:formula="of:=ROUND(([.B29]+[.C29])*(1*(1000/[.D29]));1)" office:value-type="float" office:value="13.8" calcext:value-type="float">
            <text:p>13,8</text:p>
          </table:table-cell>
          <table:table-cell table:formula="of:=[.E29]*[.I29]" office:value-type="float" office:value="50" calcext:value-type="float">
            <text:p>50</text:p>
          </table:table-cell>
          <table:table-cell table:formula="of:=[.E29]*[.J29]" office:value-type="float" office:value="55.2" calcext:value-type="float">
            <text:p>55,2</text:p>
          </table:table-cell>
          <table:table-cell table:formula="of:=ROUND(([.I29]+[.J29])/2;1)" office:value-type="float" office:value="13.2" calcext:value-type="float">
            <text:p>13,2</text:p>
          </table:table-cell>
          <table:table-cell table:formula="of:=[.E29]*[.M29]" office:value-type="float" office:value="52.8" calcext:value-type="float">
            <text:p>52,8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8.6" calcext:value-type="float">
            <text:p>18,6</text:p>
          </table:table-cell>
          <table:table-cell table:formula="of:=ROUND(([.B30]+[.C30])*(1*(1000/[.D30]));1)" office:value-type="float" office:value="20.7" calcext:value-type="float">
            <text:p>20,7</text:p>
          </table:table-cell>
          <table:table-cell table:formula="of:=[.E30]*[.I30]" office:value-type="float" office:value="74.4" calcext:value-type="float">
            <text:p>74,4</text:p>
          </table:table-cell>
          <table:table-cell table:formula="of:=[.E30]*[.J30]" office:value-type="float" office:value="82.8" calcext:value-type="float">
            <text:p>82,8</text:p>
          </table:table-cell>
          <table:table-cell table:formula="of:=ROUND(([.I30]+[.J30])/2;1)" office:value-type="float" office:value="19.7" calcext:value-type="float">
            <text:p>19,7</text:p>
          </table:table-cell>
          <table:table-cell table:formula="of:=[.E30]*[.M30]" office:value-type="float" office:value="78.8" calcext:value-type="float">
            <text:p>78,8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33]*(0.1*(1+[.G33])))*([.F33]))" office:value-type="float" office:value="360" calcext:value-type="float">
            <text:p>360</text:p>
          </table:table-cell>
          <table:table-cell table:formula="of:=ROUND([.B33]*(1*(1000/[.D33]));1)" office:value-type="float" office:value="15.3" calcext:value-type="float">
            <text:p>15,3</text:p>
          </table:table-cell>
          <table:table-cell table:formula="of:=ROUND(([.B33]+[.C33])*(1*(1000/[.D33]));1)" office:value-type="float" office:value="18.8" calcext:value-type="float">
            <text:p>18,8</text:p>
          </table:table-cell>
          <table:table-cell table:formula="of:=[.E33]*[.I33]" office:value-type="float" office:value="61.2" calcext:value-type="float">
            <text:p>61,2</text:p>
          </table:table-cell>
          <table:table-cell table:formula="of:=[.E33]*[.J33]" office:value-type="float" office:value="75.2" calcext:value-type="float">
            <text:p>75,2</text:p>
          </table:table-cell>
          <table:table-cell table:formula="of:=ROUND(([.I33]+[.J33])/2;1)" office:value-type="float" office:value="17.1" calcext:value-type="float">
            <text:p>17,1</text:p>
          </table:table-cell>
          <table:table-cell table:formula="of:=[.E33]*[.M33]" office:value-type="float" office:value="68.4" calcext:value-type="float">
            <text:p>68,4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7.1" calcext:value-type="float">
            <text:p>17,1</text:p>
          </table:table-cell>
          <table:table-cell table:formula="of:=ROUND(([.B40]+[.C40])*(1*(1000/[.D40]));1)" office:value-type="float" office:value="17.1" calcext:value-type="float">
            <text:p>17,1</text:p>
          </table:table-cell>
          <table:table-cell table:formula="of:=[.E40]*[.I40]" office:value-type="float" office:value="17.1" calcext:value-type="float">
            <text:p>17,1</text:p>
          </table:table-cell>
          <table:table-cell table:formula="of:=[.E40]*[.J40]" office:value-type="float" office:value="17.1" calcext:value-type="float">
            <text:p>17,1</text:p>
          </table:table-cell>
          <table:table-cell table:formula="of:=ROUND(([.I40]+[.J40])/2;1)" office:value-type="float" office:value="17.1" calcext:value-type="float">
            <text:p>17,1</text:p>
          </table:table-cell>
          <table:table-cell table:formula="of:=[.E40]*[.M40]" office:value-type="float" office:value="17.1" calcext:value-type="float">
            <text:p>17,1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4.3" calcext:value-type="float">
            <text:p>34,3</text:p>
          </table:table-cell>
          <table:table-cell table:formula="of:=ROUND(([.B41]+[.C41])*(1*(1000/[.D41]));1)" office:value-type="float" office:value="34.3" calcext:value-type="float">
            <text:p>34,3</text:p>
          </table:table-cell>
          <table:table-cell table:formula="of:=[.E41]*[.I41]" office:value-type="float" office:value="34.3" calcext:value-type="float">
            <text:p>34,3</text:p>
          </table:table-cell>
          <table:table-cell table:formula="of:=[.E41]*[.J41]" office:value-type="float" office:value="34.3" calcext:value-type="float">
            <text:p>34,3</text:p>
          </table:table-cell>
          <table:table-cell table:formula="of:=ROUND(([.I41]+[.J41])/2;1)" office:value-type="float" office:value="34.3" calcext:value-type="float">
            <text:p>34,3</text:p>
          </table:table-cell>
          <table:table-cell table:formula="of:=[.E41]*[.M41]" office:value-type="float" office:value="34.3" calcext:value-type="float">
            <text:p>34,3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19T19:22:07.084000000</dc:date>
    <meta:editing-duration>P1DT17H25M14S</meta:editing-duration>
    <meta:editing-cycles>76</meta:editing-cycles>
    <meta:generator>LibreOffice/7.4.3.2$Windows_X86_64 LibreOffice_project/1048a8393ae2eeec98dff31b5c133c5f1d08b890</meta:generator>
    <meta:document-statistic meta:table-count="1" meta:cell-count="589" meta:object-count="0"/>
  </office:meta>
</office:document-meta>
</file>